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3EF00000305A7F78E36.png"/>
  <manifest:file-entry manifest:media-type="image/png" manifest:full-path="Pictures/10000000000003EF00000305E05F99B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image-name="CSS_20_Title_20_Page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1dcee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6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eb11" draw:textarea-horizontal-align="justify" draw:textarea-vertical-align="middle" draw:auto-grow-height="false"/>
    </style:style>
    <style:style style:name="gr8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9" style:family="graphic" style:parent-style-name="standard">
      <style:graphic-properties svg:stroke-width="0.07cm" svg:stroke-color="#ffeb11" draw:marker-start-width="0.41cm" draw:marker-end-width="0.41cm" draw:textarea-horizontal-align="center" draw:textarea-vertical-align="middle" fo:padding-top="0.035cm" fo:padding-bottom="0.035cm" fo:padding-left="0.035cm" fo:padding-right="0.035cm"/>
    </style:style>
    <style:style style:name="gr10" style:family="graphic" style:parent-style-name="standard">
      <style:graphic-properties svg:stroke-width="0.07cm" svg:stroke-color="#ffff00" draw:marker-start-width="0.41cm" draw:marker-end-width="0.41cm" draw:textarea-horizontal-align="center" draw:textarea-vertical-align="middle" fo:padding-top="0.035cm" fo:padding-bottom="0.035cm" fo:padding-left="0.035cm" fo:padding-right="0.035cm"/>
    </style:style>
    <style:style style:name="pr1" style:family="presentation" style:parent-style-name="CSS2008OpenOffice-title">
      <style:graphic-properties draw:auto-grow-height="true" fo:min-height="3.104cm"/>
    </style:style>
    <style:style style:name="pr2" style:family="presentation" style:parent-style-name="CSS2008OpenOffice-subtitle">
      <style:graphic-properties draw:fill-color="#ffffff" fo:min-height="14.626cm"/>
    </style:style>
    <style:style style:name="pr3" style:family="presentation" style:parent-style-name="CSS2008OpenOffice-notes">
      <style:graphic-properties draw:fill-color="#ffffff" draw:auto-grow-height="true" fo:min-height="10.629cm"/>
    </style:style>
    <style:style style:name="pr4" style:family="presentation" style:parent-style-name="CSS2008OpenOffice-outline1">
      <style:graphic-properties draw:fill-color="#ffffff" fo:min-height="14.626cm"/>
    </style:style>
    <style:style style:name="pr5" style:family="presentation" style:parent-style-name="CSS2008OpenOffice-notes">
      <style:graphic-properties draw:fill-color="#ffffff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1.2cm" fo:margin-right="0cm" fo:text-align="start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indent="0cm"/>
      <style:text-properties fo:font-size="42pt" style:font-size-asian="42pt" style:font-size-complex="42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12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13" style:family="paragraph">
      <style:paragraph-properties fo:margin-left="0.7cm" fo:margin-right="0cm" fo:margin-top="0cm" fo:margin-bottom="0cm" text:enable-numbering="false" fo:text-indent="-0.7cm">
        <style:tab-stops>
          <style:tab-stop style:position="0.317cm"/>
          <style:tab-stop style:position="1.123cm"/>
        </style:tab-stops>
      </style:paragraph-properties>
    </style:style>
    <style:style style:name="P14" style:family="paragraph">
      <style:paragraph-properties fo:margin-left="0cm" fo:margin-right="0cm" fo:margin-top="0cm" fo:margin-bottom="0cm" fo:text-align="start" text:enable-numbering="false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family="Verdana" style:font-family-generic="swiss" style:font-pitch="variable" fo:font-size="40pt" style:font-size-asian="40pt" style:font-size-complex="40pt"/>
    </style:style>
    <style:style style:name="T3" style:family="text">
      <style:text-properties fo:font-family="Verdana" style:font-family-generic="swiss" style:font-pitch="variable"/>
    </style:style>
    <style:style style:name="T4" style:family="text">
      <style:text-properties fo:font-family="Verdana" style:font-family-generic="swiss" style:font-pitch="variabl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family="'Courier 10 Pitch'" style:font-pitch="fixed" fo:font-size="11.1999998092651pt" style:font-size-asian="11.1999998092651pt" style:font-size-complex="11.1999998092651pt"/>
    </style:style>
    <style:style style:name="T10" style:family="text">
      <style:text-properties fo:font-family="'Courier 10 Pitch'" style:font-pitch="fixed" fo:font-size="17pt" style:font-size-asian="17pt" style:font-size-complex="17pt"/>
    </style:style>
    <style:style style:name="T11" style:family="text">
      <style:text-properties fo:font-family="'Courier 10 Pitch'" style:font-pitch="fixed" fo:font-size="15pt" style:font-size-asian="15pt" style:font-size-complex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7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SS2008OpenOffice" presentation:presentation-page-layout-name="AL1T0">
        <office:forms form:automatic-focus="false" form:apply-design-mode="false"/>
        <draw:frame presentation:style-name="pr1" draw:text-style-name="P2" draw:layer="layout" svg:width="23.911cm" svg:height="5.665cm" svg:x="4.089cm" svg:y="0.941cm" presentation:class="title" presentation:user-transformed="true">
          <draw:text-box>
            <text:p text:style-name="P1"><text:span text:style-name="T1">InterMine: An open source data warehousing tool, ready for prime time</text:span></text:p>
          </draw:text-box>
        </draw:frame>
        <draw:frame presentation:style-name="pr2" draw:text-style-name="P1" draw:layer="layout" svg:width="23.911cm" svg:height="14.626cm" svg:x="2.058cm" svg:y="4.442cm" presentation:class="subtitle">
          <draw:text-box>
            <text:list text:style-name="L1">
              <text:list-item>
                <text:list>
                  <text:list-item>
                    <text:p text:style-name="P3"><text:span text:style-name="T2">Matthew Wakeling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FlyMine Group, </text:span><text:span text:style-name="T4">Departm</text:span><text:span text:style-name="T3">ent of Genetic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University of Cambridg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matthew@flymine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Overview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terMine's project architecture</text:p>
              </text:list-item>
            </text:list>
            <text:list text:style-name="L2">
              <text:list-item>
                <text:p text:style-name="P5">The “objectstore” project</text:p>
              </text:list-item>
            </text:list>
            <text:list text:style-name="L2">
              <text:list-item>
                <text:list>
                  <text:list-item>
                    <text:p text:style-name="P6">Setting up a databa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ading and writing</text:p>
                  </text:list-item>
                </text:list>
              </text:list-item>
            </text:list>
            <text:list text:style-name="L2">
              <text:list-item>
                <text:p text:style-name="P5">The “integrate” project</text:p>
              </text:list-item>
            </text:list>
            <text:list text:style-name="L2">
              <text:list-item>
                <text:list>
                  <text:list-item>
                    <text:p text:style-name="P6">Importing data</text:p>
                  </text:list-item>
                </text:list>
              </text:list-item>
            </text:list>
            <text:list text:style-name="L2">
              <text:list-item>
                <text:p text:style-name="P5">The web application</text:p>
              </text:list-item>
            </text:list>
            <text:list text:style-name="L2">
              <text:list-item>
                <text:list>
                  <text:list-item>
                    <text:p text:style-name="P6">Creating a user interface to the data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CSS2008OpenOffice" presentation:presentation-page-layout-name="AL2T1">
        <office:forms form:automatic-focus="false" form:apply-design-mode="false"/>
        <draw:frame presentation:style-name="CSS2008OpenOffice-title" draw:text-style-name="P7" draw:layer="layout" svg:width="23.911cm" svg:height="2.593cm" svg:x="4.088cm" svg:y="1.267cm" presentation:class="title" presentation:user-transformed="true">
          <draw:text-box>
            <text:p text:style-name="P1"><text:span text:style-name="T5">InterMine's project architecture</text:span>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terMine uses an ant-driven system of separate projects covering different areas of functionality.</text:p>
              </text:list-item>
            </text:list>
            <text:list text:style-name="L2">
              <text:list-item>
                <text:list>
                  <text:list-item>
                    <text:p text:style-name="P6">To create a new database, the easiest way is to create a new InterMine project and make use of the dependency system to pull in all the required code and ant rules for you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is talk will demonstrate how to do this, and give a tour of the existing projects and their functionalit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CSS2008OpenOffice" presentation:presentation-page-layout-name="AL3T19">
        <office:forms form:automatic-focus="false" form:apply-design-mode="false"/>
        <draw:frame presentation:style-name="pr1" draw:text-style-name="P7" draw:layer="layout" svg:width="23.911cm" svg:height="3.104cm" svg:x="4.088cm" svg:y="1.012cm" presentation:class="title">
          <draw:text-box>
            <text:p text:style-name="P1"><text:span text:style-name="T5">InterMine's project architecture</text:span></text:p>
          </draw:text-box>
        </draw:frame>
        <draw:custom-shape draw:style-name="gr2" draw:text-style-name="P8" draw:id="id1" draw:layer="layout" svg:width="6.565cm" svg:height="1.498cm" svg:x="10.813cm" svg:y="13.514cm">
          <text:p text:style-name="P8">ObjectStor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2" draw:layer="layout" svg:width="2.131cm" svg:height="2.88cm" svg:x="13.028cm" svg:y="16.308cm">
          <text:p text:style-name="P8">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9" draw:layer="layout" draw:type="line" svg:x1="14.095cm" svg:y1="15.012cm" svg:x2="14.093cm" svg:y2="16.308cm" draw:start-shape="id1" draw:start-glue-point="8" draw:end-shape="id2" draw:end-glue-point="5" svg:d="m14095 15012-2 1296">
          <text:p text:style-name="P1"/>
        </draw:connector>
        <draw:custom-shape draw:style-name="gr2" draw:text-style-name="P8" draw:id="id3" draw:layer="layout" svg:width="6.565cm" svg:height="1.498cm" svg:x="14.692cm" svg:y="10.61cm">
          <text:p text:style-name="P8">Integratio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9" draw:layer="layout" draw:type="line" svg:x1="17.974cm" svg:y1="12.108cm" svg:x2="16.416cm" svg:y2="13.732cm" draw:start-shape="id3" draw:start-glue-point="8" draw:end-shape="id1" draw:end-glue-point="11" svg:d="m17974 12108-1558 1624">
          <text:p text:style-name="P1"/>
        </draw:connector>
        <draw:custom-shape draw:style-name="gr2" draw:text-style-name="P8" draw:id="id4" draw:layer="layout" svg:width="6.565cm" svg:height="1.498cm" svg:x="6.893cm" svg:y="10.71cm">
          <text:p text:style-name="P8">Path Query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9" draw:layer="layout" draw:type="line" svg:x1="10.175cm" svg:y1="12.208cm" svg:x2="11.772cm" svg:y2="13.732cm" draw:start-shape="id4" draw:start-glue-point="8" draw:end-shape="id1" draw:end-glue-point="5" svg:d="m10175 12208 1597 1524">
          <text:p text:style-name="P1"/>
        </draw:connector>
        <draw:custom-shape draw:style-name="gr2" draw:text-style-name="P8" draw:id="id5" draw:layer="layout" svg:width="6.565cm" svg:height="1.498cm" svg:x="6.894cm" svg:y="7.91cm">
          <text:p text:style-name="P8">Web App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9" draw:layer="layout" draw:type="line" svg:x1="10.176cm" svg:y1="9.408cm" svg:x2="10.175cm" svg:y2="10.71cm" draw:start-shape="id5" draw:start-glue-point="8" draw:end-shape="id4" draw:end-glue-point="4" svg:d="m10176 9408-1 1302">
          <text:p text:style-name="P1"/>
        </draw:connector>
        <draw:custom-shape draw:style-name="gr5" draw:text-style-name="P8" draw:id="id6" draw:layer="layout" svg:width="6.565cm" svg:height="1.498cm" svg:x="10.814cm" svg:y="5.014cm">
          <text:p text:style-name="P8">FlyMin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9" draw:layer="layout" draw:type="line" svg:x1="11.773cm" svg:y1="6.292cm" svg:x2="10.176cm" svg:y2="7.91cm" draw:start-shape="id6" draw:start-glue-point="7" draw:end-shape="id5" draw:end-glue-point="4" svg:d="m11773 6292-1597 1618">
          <text:p text:style-name="P1"/>
        </draw:connector>
        <draw:connector draw:style-name="gr4" draw:text-style-name="P9" draw:layer="layout" draw:type="line" svg:x1="16.417cm" svg:y1="6.292cm" svg:x2="17.974cm" svg:y2="10.61cm" draw:start-shape="id6" draw:start-glue-point="9" draw:end-shape="id3" draw:end-glue-point="4" svg:d="m16417 6292 1557 4318">
          <text:p text:style-name="P1"/>
        </draw:connector>
        <draw:custom-shape draw:style-name="gr6" draw:text-style-name="P8" draw:id="id7" draw:layer="layout" svg:width="6.278cm" svg:height="1.383cm" svg:x="18.345cm" svg:y="5.068cm">
          <text:p text:style-name="P8">Your project</text:p>
          <draw:enhanced-geometry svg:viewBox="0 0 21600 21600" draw:type="rectangle" draw:enhanced-path="M 0 0 L 21600 0 21600 21600 0 21600 0 0 Z N"/>
        </draw:custom-shape>
        <draw:connector draw:style-name="gr4" draw:text-style-name="P9" draw:id="id17" draw:layer="layout" draw:type="line" svg:x1="21.484cm" svg:y1="6.451cm" svg:x2="17.974cm" svg:y2="10.61cm" draw:start-shape="id7" draw:start-glue-point="2" draw:end-shape="id3" draw:end-glue-point="4" svg:d="m21484 6451-3510 4159">
          <text:p text:style-name="P1"/>
        </draw:connector>
        <draw:connector draw:style-name="gr4" draw:text-style-name="P9" draw:id="id18" draw:layer="layout" draw:type="line" svg:x1="21.484cm" svg:y1="6.451cm" svg:x2="12.497cm" svg:y2="8.128cm" draw:start-shape="id7" draw:start-glue-point="2" draw:end-shape="id5" draw:end-glue-point="11" svg:d="m21484 6451-8987 1677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width*0.05;width" smil:keyTimes="0;1"/>
                  <anim:animate smil:dur="0.5s" smil:fill="hold" smil:targetElement="id18" smil:attributeName="height" smil:values="height;height" smil:keyTimes="0;1"/>
                  <anim:animate smil:dur="0.5s" smil:fill="hold" smil:targetElement="id18" smil:attributeName="x" smil:values="x-.2;x" smil:keyTimes="0;1"/>
                  <anim:animate smil:dur="0.5s" smil:fill="hold" smil:targetElement="id18" smil:attributeName="y" smil:values="y;y" smil:keyTimes="0;1"/>
                  <anim:transitionFilter smil:dur="0.5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The ObjectStore project</text:p>
          </draw:text-box>
        </draw:frame>
        <draw:frame presentation:style-name="pr4" draw:text-style-name="P5" draw:layer="layout" svg:width="24.564cm" svg:height="15.08cm" svg:x="1.746cm" svg:y="4.442cm" presentation:class="outline" presentation:user-transformed="true">
          <draw:text-box>
            <text:list text:style-name="L2">
              <text:list-item>
                <text:p text:style-name="P5">The InterMine ObjectStore is a general-purpose object-oriented database.</text:p>
              </text:list-item>
            </text:list>
            <text:list text:style-name="L2">
              <text:list-item>
                <text:list>
                  <text:list-item>
                    <text:p text:style-name="P6">Backed by an SQL database (PostgreSQL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erformance optimised for reads and writ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dvanced query interfac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iffers from Hibernat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Designed to take a object model and create an optimal SQL database, rather than mapping an object model onto a pre-set SQL database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Designed for bulk data and complex queries rather than online transaction processing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3" draw:master-page-name="CSS2008OpenOffice" presentation:presentation-page-layout-name="AL3T19">
        <draw:frame presentation:style-name="pr1" draw:text-style-name="P1" draw:layer="layout" svg:width="23.911cm" svg:height="3.104cm" svg:x="4.088cm" svg:y="1.012cm" presentation:class="title">
          <draw:text-box>
            <text:p text:style-name="P1">The ObjectStore project</text:p>
          </draw:text-box>
        </draw:frame>
        <draw:custom-shape draw:style-name="gr7" draw:text-style-name="P11" draw:id="id8" draw:layer="layout" svg:width="4.664cm" svg:height="1.347cm" svg:x="8.056cm" svg:y="9.548cm">
          <text:p text:style-name="P8"><text:span text:style-name="T6">ObjectStor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1" draw:id="id13" draw:layer="layout" svg:width="5.918cm" svg:height="1.465cm" svg:x="8.847cm" svg:y="11.997cm">
          <text:p text:style-name="P8"><text:span text:style-name="T6">SQL Generato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1" draw:id="id14" draw:layer="layout" svg:width="3.836cm" svg:height="1.211cm" svg:x="9.876cm" svg:y="14.297cm">
          <text:p text:style-name="P8"><text:span text:style-name="T6">Optimis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2" draw:layer="layout" svg:width="2.929cm" svg:height="2.631cm" svg:x="15.502cm" svg:y="11.805cm">
          <text:p text:style-name="P8"><text:span text:style-name="T7">Temp</text:span></text:p>
          <text:p text:style-name="P8"><text:span text:style-name="T7">table</text:span></text:p>
          <text:p text:style-name="P8"><text:span text:style-name="T7">writ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5" draw:layer="layout" svg:width="2.131cm" svg:height="2.88cm" svg:x="13.478cm" svg:y="15.955cm">
          <text:p text:style-name="P8">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1" draw:id="id10" draw:layer="layout" svg:width="3.287cm" svg:height="1.347cm" svg:x="6.266cm" svg:y="6.399cm">
          <text:p text:style-name="P8"><text:span text:style-name="T6">Result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1" draw:layer="layout" svg:width="2.96cm" svg:height="1.347cm" svg:x="10.249cm" svg:y="6.424cm">
          <text:p text:style-name="P8"><text:span text:style-name="T6">Query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1" draw:id="id16" draw:layer="layout" svg:width="4.556cm" svg:height="2.264cm" svg:x="3.474cm" svg:y="13.096cm">
          <text:p text:style-name="P8"><text:span text:style-name="T6">Results</text:span></text:p>
          <text:p text:style-name="P8"><text:span text:style-name="T6">Convert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9" draw:layer="layout" draw:type="line" svg:x1="8.737cm" svg:y1="10.697cm" svg:x2="6.484cm" svg:y2="13.143cm" draw:start-shape="id8" draw:start-glue-point="7" svg:d="m8737 10697-2253 2446">
          <text:p text:style-name="P1"/>
        </draw:connector>
        <draw:line draw:style-name="gr8" draw:text-style-name="P9" draw:layer="layout" svg:x1="8.429cm" svg:y1="7.703cm" svg:x2="9.202cm" svg:y2="9.673cm">
          <text:p text:style-name="P1"/>
        </draw:line>
        <draw:line draw:style-name="gr8" draw:text-style-name="P9" draw:layer="layout" svg:x1="11.197cm" svg:y1="9.574cm" svg:x2="11.522cm" svg:y2="7.781cm">
          <text:p text:style-name="P1"/>
        </draw:line>
        <draw:custom-shape draw:style-name="gr7" draw:text-style-name="P11" draw:id="id9" draw:layer="layout" svg:width="7.459cm" svg:height="1.347cm" svg:x="17.956cm" svg:y="9.549cm">
          <text:p text:style-name="P8"><text:span text:style-name="T6">ObjectStoreWrit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9" draw:text-style-name="P9" draw:layer="layout" draw:type="line" svg:x1="12.72cm" svg:y1="10.221cm" svg:x2="17.956cm" svg:y2="10.222cm" draw:start-shape="id8" draw:start-glue-point="10" draw:end-shape="id9" draw:end-glue-point="6" svg:d="m12720 10221 5236 1">
          <text:p text:style-name="P1"/>
        </draw:connector>
        <draw:custom-shape draw:style-name="gr2" draw:text-style-name="P11" draw:id="id11" draw:layer="layout" svg:width="4.295cm" svg:height="2.657cm" svg:x="1.295cm" svg:y="5.756cm">
          <text:p text:style-name="P8"><text:span text:style-name="T6">Prefetch</text:span></text:p>
          <text:p text:style-name="P8"><text:span text:style-name="T6">Manager</text:span></text:p>
          <text:p text:style-name="P8"><text:span text:style-name="T8">(threads)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9" draw:layer="layout" draw:type="line" svg:x1="6.266cm" svg:y1="7.072cm" svg:x2="5.59cm" svg:y2="7.084cm" draw:start-shape="id10" draw:start-glue-point="6" draw:end-shape="id11" draw:end-glue-point="10" svg:d="m6266 7072-676 12">
          <text:p text:style-name="P1"/>
        </draw:connector>
        <draw:custom-shape draw:style-name="gr2" draw:text-style-name="P11" draw:id="id12" draw:layer="layout" svg:width="4.556cm" svg:height="1.713cm" svg:x="18.929cm" svg:y="13.622cm">
          <text:p text:style-name="P8"><text:span text:style-name="T6">SQL Writer</text:span></text:p>
          <text:p text:style-name="P8"><text:span text:style-name="T8">(threads)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9" draw:layer="layout" svg:x1="19.452cm" svg:y1="15.013cm" svg:x2="15.611cm" svg:y2="16.632cm">
          <text:p text:style-name="P1"/>
        </draw:line>
        <draw:connector draw:style-name="gr4" draw:text-style-name="P9" draw:layer="layout" draw:type="line" svg:x1="21.685cm" svg:y1="10.896cm" svg:x2="21.206cm" svg:y2="13.622cm" draw:start-shape="id9" draw:start-glue-point="8" draw:end-shape="id12" draw:end-glue-point="4" svg:d="m21685 10896-479 2726">
          <text:p text:style-name="P1"/>
        </draw:connector>
        <draw:line draw:style-name="gr4" draw:text-style-name="P9" draw:layer="layout" svg:x1="11.123cm" svg:y1="10.849cm" svg:x2="11.472cm" svg:y2="11.996cm">
          <text:p text:style-name="P1"/>
        </draw:line>
        <draw:connector draw:style-name="gr4" draw:text-style-name="P9" draw:layer="layout" draw:type="line" svg:x1="11.805cm" svg:y1="13.462cm" svg:x2="11.793cm" svg:y2="14.297cm" draw:start-shape="id13" draw:start-glue-point="8" draw:end-shape="id14" draw:end-glue-point="4" svg:d="m11805 13462-12 835">
          <text:p text:style-name="P1"/>
        </draw:connector>
        <draw:line draw:style-name="gr4" draw:text-style-name="P9" draw:layer="layout" svg:x1="12.943cm" svg:y1="15.412cm" svg:x2="13.567cm" svg:y2="16.26cm">
          <text:p text:style-name="P1"/>
        </draw:line>
        <draw:connector draw:style-name="gr4" draw:text-style-name="P9" draw:layer="layout" draw:type="line" svg:x1="13.478cm" svg:y1="17.394cm" svg:x2="7.363cm" svg:y2="15.028cm" draw:start-shape="id15" draw:start-glue-point="6" draw:end-shape="id16" draw:end-glue-point="9" svg:d="m13478 17394-6115-2366">
          <text:p text:style-name="P1"/>
        </draw:connector>
        <draw:line draw:style-name="gr4" draw:text-style-name="P9" draw:layer="layout" svg:x1="14.739cm" svg:y1="12.769cm" svg:x2="15.537cm" svg:y2="12.893cm">
          <text:p text:style-name="P1"/>
        </draw:line>
        <draw:line draw:style-name="gr4" draw:text-style-name="P9" draw:layer="layout" svg:x1="18.355cm" svg:y1="13.542cm" svg:x2="19.203cm" svg:y2="14.04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CSS2008OpenOffice" presentation:presentation-page-layout-name="AL2T1">
        <draw:frame presentation:style-name="CSS2008OpenOffice-title" draw:layer="layout" svg:width="23.911cm" svg:height="2.593cm" svg:x="4.088cm" svg:y="1.267cm" presentation:class="title">
          <draw:text-box>
            <text:p text:style-name="P1">Creating a project</text:p>
          </draw:text-box>
        </draw:frame>
        <draw:frame presentation:style-name="pr4" draw:text-style-name="P5" draw:layer="layout" svg:width="23.911cm" svg:height="14.626cm" svg:x="2.058cm" svg:y="4.442cm" presentation:class="outlin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CSS2008OpenOffice" presentation:presentation-page-layout-name="AL2T1">
        <draw:frame presentation:style-name="CSS2008OpenOffice-title" draw:layer="layout" svg:width="23.911cm" svg:height="2.593cm" svg:x="4.088cm" svg:y="1.267cm" presentation:class="title">
          <draw:text-box>
            <text:p text:style-name="P1">Defining a model</text:p>
          </draw:text-box>
        </draw:frame>
        <draw:frame presentation:style-name="pr4" draw:text-style-name="P5" draw:layer="layout" svg:width="26.379cm" svg:height="14.626cm" svg:x="1.123cm" svg:y="4.442cm" presentation:class="outline" presentation:user-transformed="true">
          <draw:text-box>
            <text:list text:style-name="L2">
              <text:list-item>
                <text:p text:style-name="P5">An object model is defined in an XML format:</text:p>
              </text:list-item>
            </text:list>
            <text:list text:style-name="L3">
              <text:list-item>
                <text:p text:style-name="P13"><text:span text:style-name="T9">&lt;model name="tutorialmodel" namespace="http://www.intermine.org/model/tutorialmodel#"&gt;</text:span></text:p>
              </text:list-item>
            </text:list>
            <text:list text:style-name="L3">
              <text:list-item>
                <text:p text:style-name="P13"><text:span text:style-name="T9"><text:s/></text:span><text:span text:style-name="T9"><text:tab/></text:span><text:span text:style-name="T9">&lt;class name=”tutorialmodel.HasName” is-interface=”true”&gt;</text:span></text:p>
              </text:list-item>
            </text:list>
            <text:list text:style-name="L3">
              <text:list-item>
                <text:p text:style-name="P13"><text:span text:style-name="T9"><text:s/></text:span><text:span text:style-name="T9"><text:tab/></text:span><text:span text:style-name="T9"><text:tab/></text:span><text:span text:style-name="T9">&lt;attribute name=”name” type=”java.lang.String”/&gt;</text:span></text:p>
              </text:list-item>
            </text:list>
            <text:list text:style-name="L3">
              <text:list-item>
                <text:p text:style-name="P13"><text:span text:style-name="T9"><text:s/></text:span><text:span text:style-name="T9"><text:tab/></text:span><text:span text:style-name="T9">&lt;/class&gt;</text:span></text:p>
              </text:list-item>
            </text:list>
            <text:list text:style-name="L3">
              <text:list-item>
                <text:p text:style-name="P13"><text:span text:style-name="T9"><text:s/></text:span><text:span text:style-name="T9"><text:tab/></text:span><text:span text:style-name="T9">&lt;class name="tutorialmodel.Employee" extends=”tutorialmodel.HasName” is-interface="false"&gt;</text:span></text:p>
              </text:list-item>
            </text:list>
            <text:list text:style-name="L3">
              <text:list-item>
                <text:p text:style-name="P13"><text:span text:style-name="T9"><text:s/></text:span><text:span text:style-name="T9"><text:tab/></text:span><text:span text:style-name="T9"><text:tab/></text:span><text:span text:style-name="T9">&lt;attribute name="fullTime" type="boolean"/&gt;</text:span></text:p>
              </text:list-item>
            </text:list>
            <text:list text:style-name="L3">
              <text:list-item>
                <text:p text:style-name="P13"><text:span text:style-name="T9"><text:s/></text:span><text:span text:style-name="T9"><text:tab/></text:span><text:span text:style-name="T9"><text:tab/></text:span><text:span text:style-name="T9">&lt;attribute name="age" type="int"/&gt;</text:span></text:p>
              </text:list-item>
            </text:list>
            <text:list text:style-name="L3">
              <text:list-item>
                <text:p text:style-name="P13"><text:span text:style-name="T9"><text:s/></text:span><text:span text:style-name="T9"><text:tab/></text:span><text:span text:style-name="T9"><text:tab/></text:span><text:span text:style-name="T9">&lt;reference name="department" referenced-type="tutorial.Department" reverse-reference="employees"/&gt;</text:span></text:p>
              </text:list-item>
            </text:list>
            <text:list text:style-name="L3">
              <text:list-item>
                <text:p text:style-name="P13"><text:span text:style-name="T9"><text:s/></text:span><text:span text:style-name="T9"><text:tab/></text:span><text:span text:style-name="T9">&lt;/class&gt;</text:span></text:p>
              </text:list-item>
            </text:list>
            <text:list text:style-name="L3">
              <text:list-item>
                <text:p text:style-name="P13"><text:span text:style-name="T9"><text:s/></text:span><text:span text:style-name="T9"><text:tab/></text:span><text:span text:style-name="T9">&lt;class name=”tutorialmodel.Department” extends=”tutorialmodel.HasName” is-interface=”false”&gt;</text:span></text:p>
              </text:list-item>
            </text:list>
            <text:list text:style-name="L3">
              <text:list-item>
                <text:p text:style-name="P13"><text:span text:style-name="T9"><text:s/></text:span><text:span text:style-name="T9"><text:tab/></text:span><text:span text:style-name="T9"><text:tab/></text:span><text:span text:style-name="T9">&lt;collection name="employees" referenced-type="tutorialmodel.Employee" reverse-reference="department"/&gt;</text:span></text:p>
              </text:list-item>
            </text:list>
            <text:list text:style-name="L3">
              <text:list-item>
                <text:p text:style-name="P13"><text:span text:style-name="T9"><text:s/></text:span><text:span text:style-name="T9"><text:tab/></text:span><text:span text:style-name="T9">&lt;/class&gt;</text:span></text:p>
              </text:list-item>
            </text:list>
            <text:list text:style-name="L3">
              <text:list-item>
                <text:p text:style-name="P13"><text:span text:style-name="T9">&lt;/model&gt;</text:span>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3" draw:master-page-name="CSS2008OpenOffice" presentation:presentation-page-layout-name="AL2T1">
        <draw:frame presentation:style-name="CSS2008OpenOffice-title" draw:layer="layout" svg:width="23.911cm" svg:height="2.593cm" svg:x="4.088cm" svg:y="1.267cm" presentation:class="title">
          <draw:text-box>
            <text:p text:style-name="P1">Building a database</text:p>
          </draw:text-box>
        </draw:frame>
        <draw:frame presentation:style-name="pr4" draw:text-style-name="P5" draw:layer="layout" svg:width="25.918cm" svg:height="14.626cm" svg:x="1.267cm" svg:y="4.442cm" presentation:class="outline" presentation:user-transformed="true">
          <draw:text-box>
            <text:list text:style-name="L2">
              <text:list-item>
                <text:p text:style-name="P5">A database is defined using properties.</text:p>
              </text:list-item>
            </text:list>
            <text:list text:style-name="L4">
              <text:list-item>
                <text:p text:style-name="P14"><text:span text:style-name="T10">db.tutorial.datasource.class=org.postgresql.jdbc3.Jdbc3PoolingDataSource</text:span></text:p>
              </text:list-item>
            </text:list>
            <text:list text:style-name="L4">
              <text:list-item>
                <text:p text:style-name="P14"><text:span text:style-name="T10">db.tutorial.datasource.dataSourceName=db.common-tgt-items</text:span></text:p>
              </text:list-item>
            </text:list>
            <text:list text:style-name="L4">
              <text:list-item>
                <text:p text:style-name="P14"><text:span text:style-name="T10">db.tutorial.datasource.maxConnections=10</text:span></text:p>
              </text:list-item>
            </text:list>
            <text:list text:style-name="L4">
              <text:list-item>
                <text:p text:style-name="P14"><text:span text:style-name="T10">db.tutorial.driver=org.postgresql.Driver</text:span></text:p>
              </text:list-item>
            </text:list>
            <text:list text:style-name="L4">
              <text:list-item>
                <text:p text:style-name="P14"><text:span text:style-name="T10">db.tutorial.platform=PostgreSQL</text:span></text:p>
              </text:list-item>
            </text:list>
            <text:list text:style-name="L4">
              <text:list-item>
                <text:p text:style-name="P14"><text:span text:style-name="T10">db.tutorial.datasource.serverName=server.flymine.org</text:span></text:p>
              </text:list-item>
            </text:list>
            <text:list text:style-name="L4">
              <text:list-item>
                <text:p text:style-name="P14"><text:span text:style-name="T10">db.tutorial.datasource.databaseName=tutorial</text:span></text:p>
              </text:list-item>
            </text:list>
            <text:list text:style-name="L4">
              <text:list-item>
                <text:p text:style-name="P14"><text:span text:style-name="T10">db.tutorial.datasource.user=fred</text:span></text:p>
              </text:list-item>
            </text:list>
            <text:list text:style-name="L4">
              <text:list-item>
                <text:p text:style-name="P14"><text:span text:style-name="T10">db.tutorial.datasource.password=whatever</text:span></text:p>
              </text:list-item>
            </text:list>
            <text:list text:style-name="L2">
              <text:list-item>
                <text:p text:style-name="P5">An ObjectStore is defined using the db.</text:p>
              </text:list-item>
            </text:list>
            <text:list text:style-name="L4">
              <text:list-item>
                <text:p text:style-name="P14"><text:span text:style-name="T11">os.tutorial.class=org.intermine.objectstore.intermine.ObjectStoreInterMineImpl</text:span></text:p>
              </text:list-item>
            </text:list>
            <text:list text:style-name="L4">
              <text:list-item>
                <text:p text:style-name="P14"><text:span text:style-name="T11">os.tutorial.db=db.tutorial</text:span></text:p>
              </text:list-item>
            </text:list>
            <text:list text:style-name="L4">
              <text:list-item>
                <text:p text:style-name="P14"><text:span text:style-name="T11">os.tutorial.missingTables=InterMineObject</text:span></text:p>
              </text:list-item>
            </text:list>
            <text:list text:style-name="L4">
              <text:list-item>
                <text:p text:style-name="P14"><text:span text:style-name="T11">os.tutorial.model=tutorialmodel</text:span></text:p>
              </text:list-item>
            </text:list>
            <text:list text:style-name="L4">
              <text:list-item>
                <text:p text:style-name="P14"><text:span text:style-name="T11">os.tutorial.minBagTableSize=10000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CSS2008OpenOffice" presentation:presentation-page-layout-name="AL2T1">
        <draw:frame presentation:style-name="CSS2008OpenOffice-title" draw:layer="layout" svg:width="23.911cm" svg:height="2.593cm" svg:x="4.088cm" svg:y="1.267cm" presentation:class="title">
          <draw:text-box>
            <text:p text:style-name="P1">Database mapping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Each class and interface in the model is mapped onto a table in the database.</text:p>
              </text:list-item>
            </text:list>
            <text:list text:style-name="L2">
              <text:list-item>
                <text:list>
                  <text:list-item>
                    <text:p text:style-name="P6">The table contains a column for each field in the class, plus an “OBJECT” column containing the serialised object and a “class” colum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ach object is stored in all the tables associated with classes and interfaces that the object extend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Multiple copies makes querying easier and faster, but storing slowe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CSS2008OpenOffice" presentation:presentation-page-layout-name="AL2T1">
        <draw:frame presentation:style-name="CSS2008OpenOffice-title" draw:layer="layout" svg:width="23.911cm" svg:height="2.593cm" svg:x="4.088cm" svg:y="1.267cm" presentation:class="title">
          <draw:text-box>
            <text:p text:style-name="P1">Database mapping</text:p>
          </draw:text-box>
        </draw:frame>
        <draw:frame presentation:style-name="pr4" draw:text-style-name="P5" draw:layer="layout" svg:width="24.35cm" svg:height="14.651cm" svg:x="2.058cm" svg:y="4.442cm" presentation:class="outline" presentation:user-transformed="true">
          <draw:text-box>
            <text:list text:style-name="L2">
              <text:list-item>
                <text:p text:style-name="P5">Several properties change the layout:</text:p>
              </text:list-item>
            </text:list>
            <text:list text:style-name="L2">
              <text:list-item>
                <text:list>
                  <text:list-item>
                    <text:p text:style-name="P6">Truncated tables merges several tables into one – all classes extending a given class are combined in one tab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issing tables are useful to reduce the storage overhead if it would not be queri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issing NotXML removes the OBJECT column from all tables except the root table. This means each query needs to go to the database twice – once to run the query, and again to fetch the objec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CSS_20_Background" draw:display-name="CSS Background" xlink:href="Pictures/10000000000003EF00000305A7F78E36.png" xlink:type="simple" xlink:show="embed" xlink:actuate="onLoad"/>
    <draw:fill-image draw:name="CSS_20_Title_20_Page" draw:display-name="CSS Title Page" xlink:href="Pictures/10000000000003EF00000305E05F99BE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GB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" draw:fill-image-name="Bitmape_20_5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ahoma" style:font-style-name="Regular" style:font-family-generic="swiss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draw:stroke-dash="Dash_20_1" svg:stroke-width="0.15cm" svg:stroke-color="#000000" draw:marker-start="Arrow" draw:marker-start-width="0.7cm" draw:marker-start-center="true" draw:marker-end-width="0.3cm" draw:fill-gradient-name="Gradient_20_8" draw:fill-hatch-name="Hatch_20_4" draw:fill-image-name="Bitmape_20_5"/>
      <style:text-properties fo:font-family="Tahoma" style:font-style-name="Regular" style:font-family-generic="swiss" style:font-pitch="variable"/>
    </style:style>
    <style:style style:name="objectwithshadow" style:family="graphic" style:parent-style-name="standard">
      <style:graphic-properties draw:stroke-dash="Dash_20_1" draw:fill-gradient-name="Gradient_20_8" draw:fill-hatch-name="Hatch_20_4" draw:fill-image-name="Bitmape_20_5" draw:shadow="visible" draw:shadow-offset-x="0.3cm" draw:shadow-offset-y="0.3cm" draw:shadow-color="#808080"/>
      <style:text-properties fo:font-family="Tahoma" style:font-style-name="Regular" style:font-family-generic="swiss" style:font-pitch="variable"/>
    </style:style>
    <style:style style:name="objectwithoutfill" style:family="graphic" style:parent-style-name="standard">
      <style:graphic-properties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text-align="justify"/>
      <style:text-properties fo:font-family="Tahoma" style:font-style-name="Regular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" draw:fill-image-name="Bitmape_20_5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Tahoma" style:font-style-name="Regular" style:font-family-generic="swiss" style:font-pitch="variable"/>
    </style:style>
    <style:style style:name="title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 fo:font-size="44pt"/>
    </style:style>
    <style:style style:name="title1" style:family="graphic" style:parent-style-name="standard">
      <style:graphic-properties draw:stroke="none" draw:stroke-dash="Dash_20_1" draw:fill="solid" draw:fill-color="#008080" draw:fill-gradient-name="Gradient_20_8" draw:fill-hatch-name="Hatch_20_4" draw:fill-image-name="Bitmape_20_5" draw:shadow="visible" draw:shadow-offset-x="0.2cm" draw:shadow-offset-y="0.2cm" draw:shadow-color="#808080"/>
      <style:paragraph-properties fo:text-align="start"/>
      <style:text-properties fo:font-family="Tahoma" style:font-style-name="Regular" style:font-family-generic="swiss" style:font-pitch="variable" fo:font-size="24pt"/>
    </style:style>
    <style:style style:name="title2" style:family="graphic" style:parent-style-name="standard">
      <style:graphic-properties draw:stroke-dash="Dash_20_1" svg:stroke-width="0.05cm" draw:fill-color="#ffcc99" draw:fill-gradient-name="Gradient_20_8" draw:fill-hatch-name="Hatch_20_4" draw:fill-image-name="Bitmape_20_5" draw:fill-image-width="0cm" draw:fill-image-height="0cm" draw:shadow="visible" draw:shadow-offset-x="0.203cm" draw:shadow-offset-y="0.203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start" fo:text-indent="0cm">
        <style:tab-stops/>
      </style:paragraph-properties>
      <style:text-properties fo:font-family="Tahoma" style:font-style-name="Regular" style:font-family-generic="swiss" style:font-pitch="variable" fo:font-size="36pt"/>
    </style:style>
    <style:style style:name="headline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margin-top="0.42cm" fo:margin-bottom="0.21cm"/>
      <style:text-properties fo:font-family="Tahoma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margin-top="0.42cm" fo:margin-bottom="0.21cm"/>
      <style:text-properties fo:font-family="Tahoma" style:font-style-name="Bold" style:font-family-generic="swiss" style:font-pitch="variable" fo:font-size="18pt" fo:font-weight="bold"/>
    </style:style>
    <style:style style:name="headline2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margin-top="0.42cm" fo:margin-bottom="0.21cm"/>
      <style:text-properties fo:font-family="Tahoma" style:font-style-name="Bold Italic" style:font-family-generic="swiss" style:font-pitch="variable" fo:font-size="14pt" fo:font-style="italic" fo:font-weight="bold"/>
    </style:style>
    <style:style style:name="measure" style:family="graphic" style:parent-style-name="standard">
      <style:graphic-properties draw:stroke="solid" draw:stroke-dash="Dash_20_1" draw:marker-start="Arrow" draw:marker-start-width="0.2cm" draw:marker-end="Arrow" draw:marker-end-width="0.2cm" draw:fill="none" draw:fill-gradient-name="Gradient_20_8" draw:fill-hatch-name="Hatch_20_4" draw:fill-image-name="Bitmape_20_5"/>
      <style:text-properties fo:font-family="Tahoma" style:font-style-name="Regular" style:font-family-generic="swiss" style:font-pitch="variable" fo:font-size="12pt"/>
    </style:style>
    <style:style style:name="CSS2008OpenOffice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2.593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CSS2008OpenOffic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80" style:text-outline="false" style:text-line-through-style="none" style:text-position="0% 100%" fo:font-family="Verdana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44pt" style:language-asian="zxx" style:country-asian="none" style:font-style-asian="normal" style:font-weight-asian="normal" style:font-family-complex="Tahoma" style:font-pitch-complex="variable" style:font-size-complex="44pt" style:language-complex="zxx" style:country-complex="none" style:font-style-complex="normal" style:font-weight-complex="normal" style:text-scale="100%" style:font-relief="none" fo:hyphenate="false"/>
    </style:style>
    <style:style style:name="CSS2008OpenOffice-subtitle" style:family="presentation">
      <style:graphic-properties draw:stroke="none" draw:fill="none" draw:textarea-vertical-align="middle">
        <text:list-style style:name="CSS2008OpenOffic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ahoma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SS2008OpenOffice-background" style:family="presentation">
      <style:graphic-properties draw:stroke="none" draw:fill="bitmap" draw:fill-image-name="CSS_20_Background" style:repeat="stretch"/>
    </style:style>
    <style:style style:name="CSS2008OpenOffice-backgroundobjects" style:family="presentation">
      <style:graphic-properties draw:fill-color="#ffffff" draw:fill-image-width="0cm" draw:fill-image-height="0cm" draw:shadow="hidden" draw:shadow-offset-x="0.305cm" draw:shadow-offset-y="0.305cm" draw:shadow-color="#808080"/>
    </style:style>
    <style:style style:name="CSS2008OpenOffice-notes" style:family="presentation">
      <style:graphic-properties draw:stroke="none" draw:fill="none">
        <text:list-style style:name="CSS2008OpenOffic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CSS2008OpenOffice-outline1" style:family="presentation">
      <style:graphic-properties draw:stroke="none" draw:fill="none">
        <text:list-style style:name="CSS2008OpenOffic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0080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style-name="Regular" style:font-pitch="variable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style-name="Regular" style:font-pitch="variable" fo:color="#ffff00" fo:font-size="75%"/>
          </text:list-level-style-bullet>
          <text:list-level-style-bullet text:level="4" text:bullet-char="√">
            <style:list-level-properties text:space-before="4.2cm" text:min-label-width="0.6cm"/>
            <style:text-properties fo:font-family="StarSymbol" style:font-style-name="Regular" style:font-pitch="variable" fo:color="#000080" fo:font-size="75%"/>
          </text:list-level-style-bullet>
          <text:list-level-style-bullet text:level="5" text:bullet-char="❖">
            <style:list-level-properties text:space-before="5.4cm" text:min-label-width="0.6cm"/>
            <style:text-properties fo:font-family="StarSymbol" style:font-style-name="Regular" style:font-pitch="variable" fo:color="#00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SS2008OpenOffice-outline2" style:family="presentation" style:parent-style-name="CSS2008OpenOffice-outline1">
      <style:paragraph-properties fo:margin-left="2.4cm" fo:margin-right="0cm" fo:margin-top="0cm" fo:margin-bottom="0.4cm" fo:text-indent="-0.8cm"/>
      <style:text-properties fo:font-family="Verdana" style:font-family-generic="swiss" style:font-pitch="variable" fo:font-size="28pt" style:font-size-asian="28pt" style:font-size-complex="28pt"/>
    </style:style>
    <style:style style:name="CSS2008OpenOffice-outline3" style:family="presentation" style:parent-style-name="CSS2008OpenOffice-outline2">
      <style:paragraph-properties fo:margin-left="3.6cm" fo:margin-right="0cm" fo:margin-top="0cm" fo:margin-bottom="0.3cm" fo:text-indent="-0.6cm"/>
      <style:text-properties fo:font-family="Verdana" style:font-family-generic="swiss" style:font-pitch="variable" fo:font-size="24pt" style:font-size-asian="24pt" style:font-size-complex="24pt"/>
    </style:style>
    <style:style style:name="CSS2008OpenOffice-outline4" style:family="presentation" style:parent-style-name="CSS2008OpenOffice-outline3">
      <style:paragraph-properties fo:margin-left="4.8cm" fo:margin-right="0cm" fo:margin-top="0cm" fo:margin-bottom="0.2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5" style:family="presentation" style:parent-style-name="CSS2008OpenOffice-outline4">
      <style:paragraph-properties fo:margin-left="6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6" style:family="presentation" style:parent-style-name="CSS2008OpenOffice-outline5">
      <style:paragraph-properties fo:margin-left="7.2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7" style:family="presentation" style:parent-style-name="CSS2008OpenOffice-outline6">
      <style:paragraph-properties fo:margin-left="8.4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8" style:family="presentation" style:parent-style-name="CSS2008OpenOffice-outline7">
      <style:paragraph-properties fo:margin-left="9.6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9" style:family="presentation" style:parent-style-name="CSS2008OpenOffice-outline8">
      <style:paragraph-properties fo:margin-left="10.8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CSS_20_Background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33cm" fo:min-width="6.756cm"/>
    </style:style>
    <style:style style:name="gr2" style:family="graphic" style:parent-style-name="standard">
      <style:graphic-properties draw:stroke="none" draw:fill="none" draw:fill-color="#ffffff" draw:auto-grow-width="true" fo:min-height="0.333cm" fo:min-width="18.737cm"/>
    </style:style>
    <style:style style:name="gr3" style:family="graphic" style:parent-style-name="standard">
      <style:graphic-properties draw:stroke="none" draw:fill="none" draw:fill-color="#ffffff" draw:auto-grow-width="true" fo:min-height="0.154cm" fo:min-width="2.056cm"/>
    </style:style>
    <style:style style:name="gr4" style:family="graphic" style:parent-style-name="standard">
      <style:graphic-properties draw:stroke="none" draw:fill="none" draw:fill-color="#ffffff" draw:auto-grow-width="true" fo:min-height="0.33cm" fo:min-width="5.41cm"/>
    </style:style>
    <style:style style:name="pr1" style:family="presentation" style:parent-style-name="CSS2008OpenOffice-title">
      <style:graphic-properties draw:fill-color="#ffffff" draw:auto-grow-height="false" fo:min-height="3.507cm"/>
    </style:style>
    <style:style style:name="pr2" style:family="presentation" style:parent-style-name="CSS2008OpenOffice-outline1">
      <style:graphic-properties draw:fill-color="#ffffff" draw:auto-grow-height="fals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indent="0cm"/>
      <style:text-properties fo:font-family="Verdana" style:font-family-generic="swiss" style:font-pitch="variable"/>
    </style:style>
    <style:style style:name="P12" style:family="paragraph">
      <style:paragraph-properties fo:margin-left="0cm" fo:margin-right="0cm" fo:text-indent="0cm"/>
      <style:text-properties fo:font-family="Verdana" style:font-family-generic="swiss" style:font-pitch="variable" fo:font-size="8pt"/>
    </style:style>
    <style:style style:name="P13" style:family="paragraph">
      <style:paragraph-properties fo:margin-left="0cm" fo:margin-right="0cm" fo:text-align="end" fo:text-indent="0cm"/>
    </style:style>
    <style:style style:name="P14" style:family="paragraph">
      <style:paragraph-properties fo:margin-left="0cm" fo:margin-right="0cm" fo:text-align="end" fo:text-indent="0cm"/>
      <style:text-properties fo:font-size="8pt"/>
    </style:style>
    <style:style style:name="P15" style:family="paragraph">
      <style:paragraph-properties fo:margin-left="0cm" fo:margin-right="0cm" fo:text-align="end" fo:text-indent="0cm"/>
      <style:text-properties fo:font-family="Verdana" style:font-family-generic="swiss" style:font-pitch="variable"/>
    </style:style>
    <style:style style:name="T1" style:family="text">
      <style:text-properties fo:font-family="Verdana" style:font-family-generic="swiss" style:font-pitch="variable" fo:font-size="8pt"/>
    </style:style>
    <style:style style:name="T2" style:family="text">
      <style:text-properties fo:font-family="Verdana" style:font-family-generic="swiss" style:font-pitch="variable" fo:font-size="8pt" style:font-family-asian="'American Typewriter'" style:font-pitch-asian="variable" style:font-family-complex="'American Typewriter'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dp2">
      <draw:page-thumbnail draw:layer="backgroundobjects" svg:width="25.399cm" svg:height="19.049cm" svg:x="1.27cm" svg:y="1.207cm" draw:page-number="1"/>
    </style:handout-master>
    <style:master-page style:name="CSS2008OpenOffice" style:page-layout-name="PM1" draw:style-name="dp1">
      <draw:frame presentation:style-name="pr1" draw:text-style-name="P1" draw:layer="backgroundobjects" svg:width="23.911cm" svg:height="3.103cm" svg:x="4.088cm" svg:y="1.012cm" presentation:class="title">
        <draw:text-box>
          <text:p text:style-name="P1">Click to edit the title format</text:p>
        </draw:text-box>
      </draw:frame>
      <draw:frame presentation:style-name="pr2" draw:text-style-name="P2" draw:layer="backgroundobjects" svg:width="23.911cm" svg:height="14.625cm" svg:x="2.058cm" svg:y="4.442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1" draw:layer="backgroundobjects" svg:width="7.457cm" svg:height="0.344cm" svg:x="1.015cm" svg:y="0.25cm">
        <draw:text-box>
          <text:p text:style-name="P1"><text:span text:style-name="T1">Colorado Software Summit: <text:s/>October 19 – 24, 2008</text:span></text:p>
        </draw:text-box>
      </draw:frame>
      <draw:frame draw:style-name="gr2" draw:text-style-name="P12" draw:layer="backgroundobjects" svg:width="18.737cm" svg:height="0.344cm" svg:x="1.021cm" svg:y="20.34cm">
        <draw:text-box>
          <text:p text:style-name="P1"><text:span text:style-name="T1">Matthew Wakeling – InterMine: An open source data warehousing tool, ready for prime time</text:span></text:p>
        </draw:text-box>
      </draw:frame>
      <draw:frame draw:style-name="gr3" draw:text-style-name="P14" draw:layer="backgroundobjects" svg:width="2.364cm" svg:height="0.344cm" svg:x="25.004cm" svg:y="20.384cm">
        <draw:text-box>
          <text:p text:style-name="P13"><text:span text:style-name="T1">Slide </text:span><text:span text:style-name="T1"><text:page-number>1</text:page-number></text:span></text:p>
        </draw:text-box>
      </draw:frame>
      <draw:frame draw:style-name="gr4" draw:text-style-name="P15" draw:layer="backgroundobjects" svg:width="5.41cm" svg:height="0.344cm" svg:x="21.982cm" svg:y="0.249cm">
        <draw:text-box>
          <text:p text:style-name="P13"><text:span text:style-name="T2">© Copyright 2008, Matthew Wakeling</text:span></text:p>
        </draw:text-box>
      </draw:frame>
      <presentation:notes style:page-layout-name="PM2">
        <draw:page-thumbnail presentation:style-name="CSS2008OpenOffice-title" draw:layer="backgroundobjects" svg:width="12.767cm" svg:height="9.575cm" svg:x="4.411cm" svg:y="2.794cm" presentation:class="page"/>
        <draw:frame presentation:style-name="CSS2008OpenOffice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CSS2008 Template</dc:title>
    <meta:initial-creator>Matthew Wakeling</meta:initial-creator>
    <meta:creation-date>2008-08-11T13:32:48</meta:creation-date>
    <dc:creator>Matthew Wakeling</dc:creator>
    <dc:date>2008-08-15T16:20:04</dc:date>
    <meta:editing-cycles>5</meta:editing-cycles>
    <meta:editing-duration>P1DT2H45M38S</meta:editing-duration>
    <meta:user-defined meta:name="Info 1"/>
    <meta:user-defined meta:name="Info 2"/>
    <meta:user-defined meta:name="Info 3"/>
    <meta:user-defined meta:name="Info 4"/>
    <meta:document-statistic meta:object-count="90"/>
  </office:meta>
</office:document-meta>
</file>